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eeeeee" draw:textarea-horizontal-align="justify" draw:textarea-vertical-align="middle" draw:auto-grow-height="false" fo:min-height="1.95cm" fo:min-width="4.1cm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marker-start="Arrow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cccccc" draw:fill-color="#eeeeee" draw:textarea-horizontal-align="justify" draw:textarea-vertical-align="middle" draw:auto-grow-height="false" fo:min-height="0.35cm" fo:min-width="0.7cm"/>
    </style:style>
    <style:style style:name="gr6" style:family="graphic" style:parent-style-name="standard">
      <style:graphic-properties svg:stroke-color="#cccccc" draw:fill-color="#eeeeee" draw:textarea-horizontal-align="justify" draw:textarea-vertical-align="middle" draw:auto-grow-height="false" fo:min-height="0.35cm" fo:min-width="1.5cm"/>
    </style:style>
    <style:style style:name="gr7" style:family="graphic" style:parent-style-name="standard">
      <style:graphic-properties svg:stroke-color="#cccccc" draw:fill-color="#eeeeee" draw:textarea-horizontal-align="justify" draw:textarea-vertical-align="middle" draw:auto-grow-height="false" fo:min-height="1.25cm" fo:min-width="3.4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eeeeee"/>
      <style:paragraph-properties fo:text-align="center"/>
      <style:text-properties fo:font-size="10pt" fo:language="en" fo:country="US" style:font-size-asian="18pt" style:font-size-complex="18pt"/>
    </style:style>
    <style:style style:name="P5" style:family="paragraph">
      <loext:graphic-properties draw:fill-color="#eeeeee"/>
      <style:paragraph-properties fo:text-align="center"/>
      <style:text-properties fo:font-size="6pt" fo:language="en" fo:country="US" style:font-size-asian="18pt" style:font-size-complex="18pt"/>
    </style:style>
    <style:style style:name="P6" style:family="paragraph">
      <loext:graphic-properties draw:fill-color="#eeeeee"/>
      <style:paragraph-properties fo:text-align="center"/>
      <style:text-properties fo:font-size="11pt" fo:language="en" fo:country="US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-color="#ffffff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0pt" fo:language="en" fo:country="US" style:font-size-asian="18pt" style:font-size-complex="18pt"/>
    </style:style>
    <style:style style:name="T3" style:family="text">
      <style:text-properties fo:font-size="6pt" fo:language="en" fo:country="US" style:font-size-asian="18pt" style:font-size-complex="18pt"/>
    </style:style>
    <style:style style:name="T4" style:family="text">
      <style:text-properties fo:font-size="11pt" fo:language="en" fo:country="US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4.6cm" svg:height="2.2cm" svg:x="1.025cm" svg:y="4.2cm">
          <text:p text:style-name="P1"><text:span text:style-name="T1">1000 genome</text:span></text:p>
          <text:p text:style-name="P1"><text:span text:style-name="T1">project phase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2.2cm" svg:x="9cm" svg:y="4.2cm">
          <text:p text:style-name="P1"><text:span text:style-name="T1">SNPs on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2.2cm" svg:x="16.975cm" svg:y="4.2cm">
          <text:p text:style-name="P1"><text:span text:style-name="T1">"Homemade" </text:span></text:p>
          <text:p text:style-name="P1"><text:span text:style-name="T1">splitt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625cm" svg:y1="5.3cm" svg:x2="9cm" svg:y2="5.3cm">
          <text:p/>
        </draw:line>
        <draw:line draw:style-name="gr2" draw:text-style-name="P3" draw:layer="layout" svg:x1="13.6cm" svg:y1="5.3cm" svg:x2="16.975cm" svg:y2="5.3cm">
          <text:p/>
        </draw:line>
        <draw:custom-shape draw:style-name="gr1" draw:text-style-name="P2" draw:layer="layout" svg:width="4.6cm" svg:height="2.2cm" svg:x="16.975cm" svg:y="9.3cm">
          <text:p text:style-name="P1"><text:span text:style-name="T1">Enco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2.2cm" svg:x="9cm" svg:y="9.3cm">
          <text:p text:style-name="P1"><text:span text:style-name="T1">Cu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2.2cm" svg:x="1.025cm" svg:y="9.3cm">
          <text:p text:style-name="P1"><text:span text:style-name="T1">Fil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5.625cm" svg:y1="10.4cm" svg:x2="9cm" svg:y2="10.4cm">
          <text:p/>
        </draw:line>
        <draw:line draw:style-name="gr3" draw:text-style-name="P3" draw:layer="layout" svg:x1="13.6cm" svg:y1="10.4cm" svg:x2="16.975cm" svg:y2="10.4cm">
          <text:p/>
        </draw:line>
        <draw:line draw:style-name="gr4" draw:text-style-name="P3" draw:layer="layout" svg:x1="19.275cm" svg:y1="6.4cm" svg:x2="19.275cm" svg:y2="9.3cm">
          <text:p/>
        </draw:line>
        <draw:custom-shape draw:style-name="gr5" draw:text-style-name="P4" draw:layer="layout" svg:width="1.2cm" svg:height="0.6cm" svg:x="6.7cm" svg:y="4.5cm">
          <text:p text:style-name="P1"><text:span text:style-name="T2">PLIN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0.6cm" svg:x="14.3cm" svg:y="4.5cm">
          <text:p text:style-name="P1"><text:span text:style-name="T3">PREPROCESS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cm" svg:height="0.6cm" svg:x="6.7cm" svg:y="9.6cm">
          <text:p text:style-name="P1"><text:span text:style-name="T2">Part c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cm" svg:height="0.6cm" svg:x="14.8cm" svg:y="9.6cm">
          <text:p text:style-name="P1"><text:span text:style-name="T2">Part 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cm" svg:height="0.6cm" svg:x="19.8cm" svg:y="7.6cm">
          <text:p text:style-name="P1"><text:span text:style-name="T2">Part 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912cm" svg:height="1.5cm" svg:x="1.369cm" svg:y="13cm">
          <text:p text:style-name="P1"><text:span text:style-name="T4">Dataset similar to</text:span></text:p>
          <text:p text:style-name="P1"><text:span text:style-name="T4">not-imputed</text:span></text:p>
          <text:p text:style-name="P1"><text:span text:style-name="T4">genotyp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12cm" svg:height="1.5cm" svg:x="9.344cm" svg:y="13cm">
          <text:p text:style-name="P1"><text:span text:style-name="T4">Dataset of with “super</text:span></text:p>
          <text:p text:style-name="P1"><text:span text:style-name="T4">SNP”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3.325cm" svg:y1="11.5cm" svg:x2="3.325cm" svg:y2="13cm">
          <text:p/>
        </draw:line>
        <draw:line draw:style-name="gr4" draw:text-style-name="P7" draw:layer="layout" svg:x1="11.3cm" svg:y1="11.5cm" svg:x2="11.3cm" svg:y2="13cm">
          <text:p/>
        </draw:line>
        <draw:path draw:style-name="gr2" draw:text-style-name="P7" draw:layer="layout" svg:width="3.241cm" svg:height="2.448cm" draw:transform="rotate (0.646819020789098) translate (5.281cm 13.8cm)" svg:viewBox="0 0 3242 2449" svg:d="M0 0c2655 0 3242 2449 3242 2449">
          <text:p/>
        </draw:path>
        <draw:path draw:style-name="gr2" draw:text-style-name="P7" draw:layer="layout" svg:width="3.241cm" svg:height="2.448cm" draw:transform="rotate (-2.50821266804105) translate (9.34860074820675cm 13.9163260066569cm)" svg:viewBox="0 0 3242 2449" svg:d="M0 0c2655 0 3242 2449 3242 2449">
          <text:p/>
        </draw:path>
        <draw:frame draw:style-name="gr8" draw:text-style-name="P9" draw:layer="layout" svg:width="2.2cm" svg:height="0.8cm" svg:x="6.2cm" svg:y="13.4cm">
          <draw:text-box>
            <text:p text:style-name="P8"><text:span text:style-name="T5">Learning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23:26:39.695000000</meta:creation-date>
    <dc:date>2017-01-13T06:17:22.019000000</dc:date>
    <meta:editing-duration>PT40M34S</meta:editing-duration>
    <meta:editing-cycles>9</meta:editing-cycles>
    <meta:generator>LibreOffice/5.1.6.2$Windows_x86 LibreOffice_project/07ac168c60a517dba0f0d7bc7540f5afa45f0909</meta:generator>
    <meta:document-statistic meta:object-count="46"/>
  </office:meta>
</office:document-meta>
</file>